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7694in" style:rel-column-width="728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39f9e9" officeooo:paragraph-rsid="0039f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line-height="115%"/>
      <style:text-properties officeooo:rsid="001ee4c2" officeooo:paragraph-rsid="001ee4c2"/>
    </style:style>
    <style:style style:name="P3" style:family="paragraph" style:parent-style-name="Standard">
      <style:paragraph-properties fo:line-height="115%"/>
      <style:text-properties style:text-underline-style="solid" style:text-underline-width="auto" style:text-underline-color="font-color" officeooo:rsid="00215692" officeooo:paragraph-rsid="00215692"/>
    </style:style>
    <style:style style:name="P4" style:family="paragraph" style:parent-style-name="Standard">
      <style:paragraph-properties fo:line-height="115%"/>
      <style:text-properties style:text-underline-style="none" officeooo:rsid="00215692" officeooo:paragraph-rsid="00215692"/>
    </style:style>
    <style:style style:name="P5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none" officeooo:rsid="00215692" officeooo:paragraph-rsid="00215692"/>
    </style:style>
    <style:style style:name="P6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none" officeooo:rsid="00230168" officeooo:paragraph-rsid="00215692"/>
    </style:style>
    <style:style style:name="P7" style:family="paragraph" style:parent-style-name="Standard">
      <style:paragraph-properties fo:margin-top="0.0398in" fo:margin-bottom="0.0398in" loext:contextual-spacing="false" fo:line-height="115%" fo:text-align="center" style:justify-single-word="false"/>
      <style:text-properties style:text-line-through-style="none" style:text-line-through-type="none" style:text-underline-style="none" officeooo:rsid="00230168" officeooo:paragraph-rsid="00215692"/>
    </style:style>
    <style:style style:name="P8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none" officeooo:rsid="00230168" officeooo:paragraph-rsid="003663c5"/>
    </style:style>
    <style:style style:name="P9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none" officeooo:rsid="0039f9e9" officeooo:paragraph-rsid="003663c5"/>
    </style:style>
    <style:style style:name="P10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none" officeooo:rsid="003cdaed" officeooo:paragraph-rsid="003cdaed"/>
    </style:style>
    <style:style style:name="P11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none" officeooo:rsid="003fc75d" officeooo:paragraph-rsid="003fc75d"/>
    </style:style>
    <style:style style:name="P12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solid" style:text-underline-width="auto" style:text-underline-color="font-color" officeooo:rsid="003663c5" officeooo:paragraph-rsid="003663c5"/>
    </style:style>
    <style:style style:name="P13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solid" style:text-underline-width="auto" style:text-underline-color="font-color" officeooo:rsid="003cdaed" officeooo:paragraph-rsid="003cdaed"/>
    </style:style>
    <style:style style:name="P14" style:family="paragraph" style:parent-style-name="Standard">
      <style:paragraph-properties fo:margin-top="0.0398in" fo:margin-bottom="0.0398in" loext:contextual-spacing="false" fo:line-height="115%"/>
      <style:text-properties style:text-line-through-style="none" style:text-line-through-type="none" style:text-underline-style="solid" style:text-underline-width="auto" style:text-underline-color="font-color" officeooo:rsid="003fc75d" officeooo:paragraph-rsid="003fc75d"/>
    </style:style>
    <style:style style:name="P15" style:family="paragraph" style:parent-style-name="Standard">
      <style:paragraph-properties fo:margin-top="0.0398in" fo:margin-bottom="0.0398in" loext:contextual-spacing="false" fo:line-height="115%"/>
      <style:text-properties style:text-underline-style="solid" style:text-underline-width="auto" style:text-underline-color="font-color" officeooo:rsid="00215692" officeooo:paragraph-rsid="00215692"/>
    </style:style>
    <style:style style:name="P16" style:family="paragraph" style:parent-style-name="Standard">
      <style:paragraph-properties fo:margin-top="0.0398in" fo:margin-bottom="0.0398in" loext:contextual-spacing="false" fo:line-height="115%" fo:break-before="page"/>
      <style:text-properties style:text-line-through-style="none" style:text-line-through-type="none" style:text-underline-style="none" officeooo:rsid="00230168" officeooo:paragraph-rsid="003663c5"/>
    </style:style>
    <style:style style:name="P17" style:family="paragraph">
      <style:paragraph-properties fo:text-align="center"/>
    </style:style>
    <style:style style:name="T1" style:family="text">
      <style:text-properties officeooo:rsid="0023f429"/>
    </style:style>
    <style:style style:name="T2" style:family="text">
      <style:text-properties officeooo:rsid="002850ee"/>
    </style:style>
    <style:style style:name="T3" style:family="text">
      <style:text-properties officeooo:rsid="0029c19c"/>
    </style:style>
    <style:style style:name="T4" style:family="text">
      <style:text-properties style:text-position="super 58%" officeooo:rsid="0029c19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850ee"/>
    </style:style>
    <style:style style:name="T7" style:family="text">
      <style:text-properties style:text-underline-style="solid" style:text-underline-width="auto" style:text-underline-color="font-color" officeooo:rsid="003663c5"/>
    </style:style>
    <style:style style:name="T8" style:family="text">
      <style:text-properties fo:font-style="italic" officeooo:rsid="0032b766" style:font-style-asian="italic" style:font-style-complex="italic"/>
    </style:style>
    <style:style style:name="T9" style:family="text">
      <style:text-properties officeooo:rsid="003663c5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72abc"/>
    </style:style>
    <style:style style:name="T12" style:family="text">
      <style:text-properties style:text-underline-style="none" officeooo:rsid="0039f9e9"/>
    </style:style>
    <style:style style:name="T13" style:family="text">
      <style:text-properties style:text-underline-style="none" officeooo:rsid="003b7729"/>
    </style:style>
    <style:style style:name="T14" style:family="text">
      <style:text-properties officeooo:rsid="003d08e3"/>
    </style:style>
    <style:style style:name="T15" style:family="text">
      <style:text-properties style:text-position="33% 58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409in" fo:min-width="0.2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409in" fo:min-width="0.2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417in" fo:min-width="0.2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165in" fo:min-width="0.4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972in" fo:min-width="0.1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654in" fo:min-width="0.6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799in" fo:min-width="0.4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429in" fo:min-width="0.5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173in" fo:min-width="0.2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063in" fo:min-width="1.0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484in" fo:min-width="0.1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1819in" fo:min-width="0.181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3/08/18</text:p>
      <text:p text:style-name="P2"/>
      <text:p text:style-name="P3">Binary Heaps</text:p>
      <text:p text:style-name="P3"/>
      <text:p text:style-name="P4"><text:span text:style-name="T5">Rules:</text:span><text:line-break/>- a complete bin tree</text:p>
      <text:p text:style-name="P4">- all things below a current node are “less important” than that node</text:p>
      <text:p text:style-name="P4"/>
      <text:p text:style-name="P15">Adding an element to a bin heap:</text:p>
      <text:p text:style-name="P5">- The new item goes to the bottomright most empty slot</text:p>
      <text:p text:style-name="P5"><text:s text:c="2"/>*maintains completeness rule</text:p>
      <text:p text:style-name="P5">- let currentnode = newly inserted node</text:p>
      <text:p text:style-name="P5">- now mak<text:span text:style-name="T1">e </text:span>second rule true:</text:p>
      <text:p text:style-name="P5"><text:s text:c="2"/>* WHILE currentnode is more important than its parent, swap w/ parent</text:p>
      <text:p text:style-name="P6"/>
      <text:p text:style-name="P6"><text:span text:style-name="T6">Removing (dequeue) from a bin heap:</text:span><text:span text:style-name="T2"><text:line-break/>- The item to remove is at the top of thhe tree</text:span></text:p>
      <text:p text:style-name="P6">- <text:span text:style-name="T2">There is now a hole at the top of the tree, this needs replacing. Replace bottom-right most element in the tree</text:span></text:p>
      <text:p text:style-name="P6"><text:s text:c="2"/>* <text:span text:style-name="T3">Ensures adherence to completeness rule</text:span></text:p>
      <text:p text:style-name="P6">- <text:span text:style-name="T3">Now <text:s/>the root must “roll down” into a alid place (maintain 2</text:span><text:span text:style-name="T4">nd</text:span><text:span text:style-name="T3"> bin heap rule)</text:span></text:p>
      <text:p text:style-name="P6"><text:s text:c="2"/>*<text:span text:style-name="T3">Let CurrentNode = root</text:span></text:p>
      <text:p text:style-name="P6"><text:s text:c="2"/>*<text:span text:style-name="T3">WHILE root is less important than at least one child</text:span></text:p>
      <text:p text:style-name="P6"><text:s text:c="5"/>**<text:span text:style-name="T3">Let MostImportant = More Important(current→left, current →right) </text:span></text:p>
      <text:p text:style-name="P6"><text:s text:c="5"/>**<text:span text:style-name="T3">Swap CurrentNode w/ MostImportant</text:span></text:p>
      <text:p text:style-name="P7"><text:span text:style-name="T8"/></text:p>
      <text:p text:style-name="P16"/>
      <text:p text:style-name="P8"><text:span text:style-name="T7">Why use an array over linked list?</text:span><text:span text:style-name="T9"><text:line-break/>- Allows us to quickly find parent</text:span></text:p>
      <text:p text:style-name="P8">- <text:span text:style-name="T9">Allows us to quickly find bottom-right most element for enqueue and dequeue</text:span></text:p>
      <text:p text:style-name="P8">- <text:span text:style-name="T9">Complete trees store very efficiently into an array</text:span></text:p>
      <text:p text:style-name="P8"><text:s text:c="2"/>* <text:span text:style-name="T9">LL: 3 units of mem per node in tree</text:span></text:p>
      <text:p text:style-name="P8"><text:s text:c="2"/>* <text:span text:style-name="T9">Complete tree in vector: 1 unit of mem per node in tree</text:span></text:p>
      <text:p text:style-name="P8"/>
      <text:p text:style-name="P12">Converting an array into a bin heap</text:p>
      <text:p text:style-name="P12"><text:span text:style-name="T10">- For each item in array, add to the heap O(N*LogN)</text:span></text:p>
      <text:p text:style-name="P12"><text:span text:style-name="T10">- </text:span><text:span text:style-name="T11">More clever implementation (build heap)</text:span></text:p>
      <text:p text:style-name="P12"/>
      <table:table table:name="Table1" table:style-name="Table1" table:template-name="Default Style">
        <table:table-column table:style-name="Table1.A" table:number-columns-repeated="9"/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2</text:p>
          </table:table-cell>
          <table:table-cell table:style-name="Table1.I1" office:value-type="string">
            <text:p text:style-name="P1">11</text:p>
          </table:table-cell>
        </table:table-row>
      </table:table>
      <text:p text:style-name="P12"><text:span text:style-name="T11">* </text:span><text:span text:style-name="T12">pretend this is already a heap (but it’s actually not)</text:span></text:p>
      <text:p text:style-name="P12"><draw:custom-shape text:anchor-type="paragraph" draw:z-index="6" draw:name="Shape1" draw:style-name="gr2" draw:text-style-name="P17" svg:width="0.3453in" svg:height="0.3413in" svg:x="1.3819in" svg:y="0.0882in"><text:p text:style-name="P17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5" draw:name="Shape1" draw:style-name="gr2" draw:text-style-name="P17" svg:width="0.3453in" svg:height="0.3413in" svg:x="4.6417in" svg:y="0.028in"><text:p text:style-name="P17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9"><draw:custom-shape text:anchor-type="paragraph" draw:z-index="9" draw:name="Shape1" draw:style-name="gr3" draw:text-style-name="P17" svg:width="0.3449in" svg:height="0.3413in" svg:x="1.1217in" svg:y="0.1937in"><text:p text:style-name="P17">1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0" draw:name="Shape1" draw:style-name="gr4" draw:text-style-name="P17" svg:width="0.3449in" svg:height="0.3421in" svg:x="1.6181in" svg:y="0.2098in"><text:p text:style-name="P17">2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9" draw:name="Shape1" draw:style-name="gr4" draw:text-style-name="P17" svg:width="0.3449in" svg:height="0.3421in" svg:x="5.0193in" svg:y="0.0661in"><text:p text:style-name="P17">2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8" draw:name="Shape1" draw:style-name="gr3" draw:text-style-name="P17" svg:width="0.3449in" svg:height="0.3413in" svg:x="4.2972in" svg:y="0.0661in"><text:p text:style-name="P17">1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12"><draw:custom-shape text:anchor-type="paragraph" draw:z-index="11" draw:name="Shape1" draw:style-name="gr2" draw:text-style-name="P17" svg:width="0.3453in" svg:height="0.3413in" svg:x="0.6591in" svg:y="0.2319in"><text:p text:style-name="P17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0" draw:name="Shape1" draw:style-name="gr2" draw:text-style-name="P17" svg:width="0.3453in" svg:height="0.3413in" svg:x="4.0043in" svg:y="0.1043in"><text:p text:style-name="P17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3" draw:name="Shape1" draw:style-name="gr2" draw:text-style-name="P17" svg:width="0.3453in" svg:height="0.3413in" svg:x="4.4181in" svg:y="0.1547in"><text:p text:style-name="P17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1" draw:name="Shape2" draw:style-name="gr5" svg:width="0.5276in" svg:height="0.2331in" svg:x="2.7146in" svg:y="0.07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2"/></text:p>
      <text:p text:style-name="P12"><draw:custom-shape text:anchor-type="paragraph" draw:z-index="7" draw:name="Shape1" draw:style-name="gr2" draw:text-style-name="P17" svg:width="0.3453in" svg:height="0.3413in" svg:x="1.4661in" svg:y="0.1047in"><text:p text:style-name="P17">6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name="Shape1" draw:style-name="gr2" draw:text-style-name="P17" svg:width="0.3453in" svg:height="0.3413in" svg:x="1.9283in" svg:y="-0.0043in"><text:p text:style-name="P17">1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4" draw:name="Shape1" draw:style-name="gr2" draw:text-style-name="P17" svg:width="0.3453in" svg:height="0.3413in" svg:x="1.0492in" svg:y="0.0209in"><text:p text:style-name="P17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6" draw:name="Shape1" draw:style-name="gr2" draw:text-style-name="P17" svg:width="0.3453in" svg:height="0.3413in" svg:x="5.0193in" svg:y="-0.0575in"><text:p text:style-name="P17">6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2" draw:name="Shape1" draw:style-name="gr2" draw:text-style-name="P17" svg:width="0.3453in" svg:height="0.3413in" svg:x="3.7209in" svg:y="0.1953in"><text:p text:style-name="P17">1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7" draw:name="Shape1" draw:style-name="gr2" draw:text-style-name="P17" svg:width="0.3453in" svg:height="0.3413in" svg:x="5.3646in" svg:y="-0.0575in"><text:p text:style-name="P17">1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12" draw:name="Shape1" draw:style-name="gr2" draw:text-style-name="P17" svg:width="0.3453in" svg:height="0.3413in" svg:x="0.7598in" svg:y="0.0591in"><text:p text:style-name="P17">1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3" draw:name="Shape1" draw:style-name="gr2" draw:text-style-name="P17" svg:width="0.3453in" svg:height="0.3413in" svg:x="0.3138in" svg:y="-0.0244in"><text:p text:style-name="P17">1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1" draw:name="Shape1" draw:style-name="gr2" draw:text-style-name="P17" svg:width="0.3453in" svg:height="0.3413in" svg:x="4.128in" svg:y="0.0252in"><text:p text:style-name="P17">1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24" draw:name="Shape1" draw:style-name="gr2" draw:text-style-name="P17" svg:width="0.3453in" svg:height="0.3413in" svg:x="4.5925in" svg:y="0.1063in"><text:p text:style-name="P17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2" draw:name="Shape3" draw:style-name="gr6" svg:width="0.2823in" svg:height="0.7969in" svg:x="6.1583in" svg:y="0.02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2"/></text:p>
      <text:p text:style-name="P12"><draw:custom-shape text:anchor-type="paragraph" draw:z-index="27" draw:name="Shape1" draw:style-name="gr3" draw:text-style-name="P17" svg:width="0.3449in" svg:height="0.3413in" svg:x="4.2972in" svg:y="0.1445in"><text:p text:style-name="P17">1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5" draw:name="Shape1" draw:style-name="gr2" draw:text-style-name="P17" svg:width="0.3453in" svg:height="0.3413in" svg:x="4.9374in" svg:y="0.1445in"><text:p text:style-name="P17">6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3" draw:name="Shape1" draw:style-name="gr2" draw:text-style-name="P17" svg:width="0.3453in" svg:height="0.3413in" svg:x="1.4791in" svg:y="-0.0016in"><text:p text:style-name="P17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29" draw:name="Shape1" draw:style-name="gr2" draw:text-style-name="P17" svg:width="0.3453in" svg:height="0.3413in" svg:x="3.952in" svg:y="0.1827in"><text:p text:style-name="P17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8" draw:name="Shape1" draw:style-name="gr2" draw:text-style-name="P17" svg:width="0.3453in" svg:height="0.3413in" svg:x="1.1339in" svg:y="-0.0319in"><text:p text:style-name="P17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4" draw:name="Shape1" draw:style-name="gr2" draw:text-style-name="P17" svg:width="0.3453in" svg:height="0.3413in" svg:x="1.7492in" svg:y="0.0425in"><text:p text:style-name="P17">6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3" draw:name="Shape4" draw:style-name="gr7" svg:width="0.7358in" svg:height="0.3307in" svg:x="2.8126in" svg:y="0.057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2"/></text:p>
      <text:p text:style-name="P12"><draw:custom-shape text:anchor-type="paragraph" draw:z-index="28" draw:name="Shape1" draw:style-name="gr4" draw:text-style-name="P17" svg:width="0.3449in" svg:height="0.3421in" svg:x="5.0091in" svg:y="0.1165in"><text:p text:style-name="P17">2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0" draw:name="Shape1" draw:style-name="gr2" draw:text-style-name="P17" svg:width="0.3453in" svg:height="0.3413in" svg:x="3.9516in" svg:y="0.2209in"><text:p text:style-name="P17">1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1" draw:name="Shape1" draw:style-name="gr2" draw:text-style-name="P17" svg:width="0.3453in" svg:height="0.3413in" svg:x="3.598in" svg:y="0.15in"><text:p text:style-name="P17">1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2" draw:name="Shape1" draw:style-name="gr2" draw:text-style-name="P17" svg:width="0.3453in" svg:height="0.3413in" svg:x="4.4681in" svg:y="-0.0346in"><text:p text:style-name="P17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6" draw:name="Shape1" draw:style-name="gr2" draw:text-style-name="P17" svg:width="0.3453in" svg:height="0.3413in" svg:x="5.4256in" svg:y="-0.0193in"><text:p text:style-name="P17">1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6" draw:name="Shape1" draw:style-name="gr3" draw:text-style-name="P17" svg:width="0.3449in" svg:height="0.3413in" svg:x="0.7055in" svg:y="-0.0665in"><text:p text:style-name="P17">1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1" draw:name="Shape1" draw:style-name="gr2" draw:text-style-name="P17" svg:width="0.3453in" svg:height="0.3413in" svg:x="1.222in" svg:y="0.1508in"><text:p text:style-name="P17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7" draw:name="Shape1" draw:style-name="gr4" draw:text-style-name="P17" svg:width="0.3449in" svg:height="0.3421in" svg:x="1.6882in" svg:y="0.1508in"><text:p text:style-name="P17">2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5" draw:name="Shape1" draw:style-name="gr2" draw:text-style-name="P17" svg:width="0.3453in" svg:height="0.3413in" svg:x="2.1165in" svg:y="0.1736in"><text:p text:style-name="P17">1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40" draw:name="Shape1" draw:style-name="gr2" draw:text-style-name="P17" svg:width="0.3453in" svg:height="0.3413in" svg:x="0.3256in" svg:y="0.0409in"><text:p text:style-name="P17">1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9" draw:name="Shape1" draw:style-name="gr2" draw:text-style-name="P17" svg:width="0.3453in" svg:height="0.3413in" svg:x="0.6772in" svg:y="0.172in"><text:p text:style-name="P17">1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54" draw:name="Shape3" draw:style-name="gr6" svg:width="0.2823in" svg:height="0.7969in" svg:x="2.322in" svg:y="0.1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2"/></text:p>
      <text:p text:style-name="P12"><draw:custom-shape text:anchor-type="paragraph" draw:z-index="47" draw:name="Shape1" draw:style-name="gr2" draw:text-style-name="P17" svg:width="0.3453in" svg:height="0.3413in" svg:x="1.1335in" svg:y="0.0965in"><text:p text:style-name="P17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42" draw:name="Shape1" draw:style-name="gr2" draw:text-style-name="P17" svg:width="0.3453in" svg:height="0.3413in" svg:x="0.8909in" svg:y="0.0319in"><text:p text:style-name="P17">5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3" draw:name="Shape1" draw:style-name="gr2" draw:text-style-name="P17" svg:width="0.3453in" svg:height="0.3413in" svg:x="1.4528in" svg:y="0.1346in"><text:p text:style-name="P17">6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44" draw:name="Shape1" draw:style-name="gr2" draw:text-style-name="P17" svg:width="0.3453in" svg:height="0.3413in" svg:x="1.8717in" svg:y="0.1618in"><text:p text:style-name="P17">1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5" draw:name="Shape1" draw:style-name="gr3" draw:text-style-name="P17" svg:width="0.3449in" svg:height="0.3413in" svg:x="0.5236in" svg:y="0.0701in"><text:p text:style-name="P17">1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0" draw:name="Shape1" draw:style-name="gr2" draw:text-style-name="P17" svg:width="0.3453in" svg:height="0.3413in" svg:x="0.9256in" svg:y="0.139in"><text:p text:style-name="P17">7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draw:custom-shape text:anchor-type="paragraph" draw:z-index="48" draw:name="Shape1" draw:style-name="gr2" draw:text-style-name="P17" svg:width="0.3453in" svg:height="0.3413in" svg:x="0.7256in" svg:y="0.1984in"><text:p text:style-name="P17">1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6" draw:name="Shape1" draw:style-name="gr4" draw:text-style-name="P17" svg:width="0.3449in" svg:height="0.3421in" svg:x="1.5272in" svg:y="-0.0327in"><text:p text:style-name="P17">20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9" draw:name="Shape1" draw:style-name="gr2" draw:text-style-name="P17" svg:width="0.3453in" svg:height="0.3413in" svg:x="0.1783in" svg:y="0.0673in"><text:p text:style-name="P17">1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12"><text:span text:style-name="T12"/></text:p>
      <text:p text:style-name="P12"><text:span text:style-name="T12">* </text:span><text:span text:style-name="T13">Idea: create subheaps starting at leaf nodes, merge until whole tree is a heap</text:span></text:p>
      <text:p text:style-name="P12"><text:soft-page-break/><text:span text:style-name="T13"/></text:p>
      <text:p text:style-name="P13">Binomial Heaps</text:p>
      <text:p text:style-name="P10">- <text:span text:style-name="T14">Binomial Heaps are a forest of trees</text:span></text:p>
      <text:p text:style-name="P10">- <text:span text:style-name="T14">Each tree in the forest has a unique size</text:span></text:p>
      <text:p text:style-name="P10">- <text:span text:style-name="T14">Sizes based on powers of 2</text:span></text:p>
      <text:p text:style-name="P10"/>
      <text:p text:style-name="P11"><draw:custom-shape text:anchor-type="paragraph" draw:z-index="55" draw:name="Shape5" draw:style-name="gr8" svg:width="0.4287in" svg:height="0.3803in" svg:x="-0.1161in" svg:y="0.1654in"><text:p>2<text:span text:style-name="T15">0</text:span></text:p><draw:enhanced-geometry svg:viewBox="0 0 21600 21600" draw:type="rectangle" draw:enhanced-path="M 0 0 L 21600 0 21600 21600 0 21600 0 0 Z N"/></draw:custom-shape><draw:custom-shape text:anchor-type="paragraph" draw:z-index="56" draw:name="Shape6" draw:style-name="gr9" svg:width="0.5642in" svg:height="0.3433in" svg:x="1.1457in" svg:y="0.2146in"><text:p>2<text:span text:style-name="T15">1</text:span></text:p><draw:enhanced-geometry svg:viewBox="0 0 21600 21600" draw:type="rectangle" draw:enhanced-path="M 0 0 L 21600 0 21600 21600 0 21600 0 0 Z N"/></draw:custom-shape><draw:custom-shape text:anchor-type="paragraph" draw:z-index="57" draw:name="Shape6" draw:style-name="gr9" svg:width="0.5642in" svg:height="0.3433in" svg:x="2.3591in" svg:y="0.252in"><text:p>2<text:span text:style-name="T15">2</text:span></text:p><draw:enhanced-geometry svg:viewBox="0 0 21600 21600" draw:type="rectangle" draw:enhanced-path="M 0 0 L 21600 0 21600 21600 0 21600 0 0 Z N"/></draw:custom-shape><draw:custom-shape text:anchor-type="paragraph" draw:z-index="58" draw:name="Shape6" draw:style-name="gr9" svg:width="0.5642in" svg:height="0.3433in" svg:x="3.5602in" svg:y="0.3126in"><text:p>2<text:span text:style-name="T15">3</text:span></text:p><draw:enhanced-geometry svg:viewBox="0 0 21600 21600" draw:type="rectangle" draw:enhanced-path="M 0 0 L 21600 0 21600 21600 0 21600 0 0 Z N"/></draw:custom-shape><draw:custom-shape text:anchor-type="paragraph" draw:z-index="59" draw:name="Shape6" draw:style-name="gr9" svg:width="0.5642in" svg:height="0.3433in" svg:x="4.9693in" svg:y="0.2756in"><text:p>2<text:span text:style-name="T15">4</text:span></text:p><draw:enhanced-geometry svg:viewBox="0 0 21600 21600" draw:type="rectangle" draw:enhanced-path="M 0 0 L 21600 0 21600 21600 0 21600 0 0 Z N"/></draw:custom-shape><draw:custom-shape text:anchor-type="paragraph" draw:z-index="76" draw:name="Shape7" draw:style-name="gr13" draw:text-style-name="P17" svg:width="0.2571in" svg:height="0.2571in" svg:x="-0.0673in" svg:y="0.8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Shape8" draw:style-name="gr10" draw:text-style-name="P17" svg:width="0.3067in" svg:height="0.3067in" svg:x="1.2189in" svg:y="1.3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Shape8" draw:style-name="gr10" draw:text-style-name="P17" svg:width="0.3067in" svg:height="0.3067in" svg:x="1.1945in" svg:y="0.7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8" draw:style-name="gr10" draw:text-style-name="P17" svg:width="0.3067in" svg:height="0.3067in" svg:x="2.3098in" svg:y="0.7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Shape8" draw:style-name="gr10" draw:text-style-name="P17" svg:width="0.3067in" svg:height="0.3067in" svg:x="2.3098in" svg:y="1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8" draw:style-name="gr10" draw:text-style-name="P17" svg:width="0.3067in" svg:height="0.3067in" svg:x="2.2728in" svg:y="1.6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8" draw:style-name="gr10" draw:text-style-name="P17" svg:width="0.3067in" svg:height="0.3067in" svg:x="2.739in" svg:y="0.9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8" draw:style-name="gr12" draw:text-style-name="P17" svg:width="0.1969in" svg:height="0.2098in" svg:x="3.4252in" svg:y="0.8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8" draw:style-name="gr12" draw:text-style-name="P17" svg:width="0.1969in" svg:height="0.2098in" svg:x="3.4252in" svg:y="1.0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8" draw:style-name="gr12" draw:text-style-name="P17" svg:width="0.1969in" svg:height="0.2098in" svg:x="3.4571in" svg:y="1.7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8" draw:style-name="gr12" draw:text-style-name="P17" svg:width="0.1969in" svg:height="0.2098in" svg:x="3.4571in" svg:y="1.4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/>
      <text:p text:style-name="P11"><draw:line text:anchor-type="paragraph" draw:z-index="5" draw:name="Shape10" draw:style-name="gr1" draw:text-style-name="P17" svg:x1="1.3299in" svg:y1="0.189in" svg:x2="1.3299in" svg:y2="0.5815in"><text:p/></draw:line><draw:line text:anchor-type="paragraph" draw:z-index="4" draw:name="Shape10" draw:style-name="gr1" draw:text-style-name="P17" svg:x1="2.4453in" svg:y1="0.0047in" svg:x2="2.4453in" svg:y2="0.3972in"><text:p/></draw:line><draw:line text:anchor-type="paragraph" draw:z-index="2" draw:name="Shape11" draw:style-name="gr1" draw:text-style-name="P17" svg:x1="2.5063in" svg:y1="0.0665in" svg:x2="2.8252in" svg:y2="0.2504in"><text:p/></draw:line><draw:line text:anchor-type="paragraph" draw:z-index="1" draw:name="Shape12" draw:style-name="gr1" draw:text-style-name="P17" svg:x1="3.5236in" svg:y1="0.8681in" svg:x2="3.5236in" svg:y2="-0.002in"><text:p/></draw:line><draw:custom-shape text:anchor-type="paragraph" draw:z-index="89" draw:name="Shape8" draw:style-name="gr12" draw:text-style-name="P17" svg:width="0.1969in" svg:height="0.2098in" svg:x="4.2583in" svg:y="0.1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8" draw:style-name="gr12" draw:text-style-name="P17" svg:width="0.1969in" svg:height="0.2098in" svg:x="3.6835in" svg:y="0.2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8" draw:style-name="gr12" draw:text-style-name="P17" svg:width="0.1969in" svg:height="0.2098in" svg:x="3.9756in" svg:y="0.1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line text:anchor-type="paragraph" draw:z-index="3" draw:name="Shape10" draw:style-name="gr1" draw:text-style-name="P17" svg:x1="2.4453in" svg:y1="0.0945in" svg:x2="2.4453in" svg:y2="0.487in"><text:p/></draw:line><draw:custom-shape text:anchor-type="paragraph" draw:z-index="88" draw:name="Shape8" draw:style-name="gr12" draw:text-style-name="P17" svg:width="0.1969in" svg:height="0.2098in" svg:x="3.9634in" svg:y="0.1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/>
      <text:p text:style-name="P11"/>
      <text:p text:style-name="P11"><draw:custom-shape text:anchor-type="paragraph" draw:z-index="61" draw:name="Shape9" draw:style-name="gr11" svg:width="1.0787in" svg:height="0.3067in" svg:x="-0.2516in" svg:y="0.2929in"><text:p>Heap size 3</text:p><draw:enhanced-geometry svg:viewBox="0 0 21600 21600" draw:type="rectangle" draw:enhanced-path="M 0 0 L 21600 0 21600 21600 0 21600 0 0 Z N"/></draw:custom-shape><draw:custom-shape text:anchor-type="paragraph" draw:z-index="62" draw:name="Shape9" draw:style-name="gr11" svg:width="1.0787in" svg:height="0.3067in" svg:x="2.5063in" svg:y="0.3417in"><text:p>Heap size 10</text:p><draw:enhanced-geometry svg:viewBox="0 0 21600 21600" draw:type="rectangle" draw:enhanced-path="M 0 0 L 21600 0 21600 21600 0 21600 0 0 Z N"/></draw:custom-shape><draw:custom-shape text:anchor-type="paragraph" draw:z-index="63" draw:name="Shape8" draw:style-name="gr12" draw:text-style-name="P17" svg:width="0.1969in" svg:height="0.2098in" svg:x="2.4811in" svg:y="0.8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8" draw:style-name="gr12" draw:text-style-name="P17" svg:width="0.1969in" svg:height="0.2098in" svg:x="2.4811in" svg:y="1.1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Shape8" draw:style-name="gr12" draw:text-style-name="P17" svg:width="0.1969in" svg:height="0.2098in" svg:x="2.5134in" svg:y="1.7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8" draw:style-name="gr12" draw:text-style-name="P17" svg:width="0.1969in" svg:height="0.2098in" svg:x="2.5134in" svg:y="1.4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8" draw:style-name="gr12" draw:text-style-name="P17" svg:width="0.1969in" svg:height="0.2098in" svg:x="2.8228in" svg:y="1.4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8" draw:style-name="gr12" draw:text-style-name="P17" svg:width="0.1969in" svg:height="0.2098in" svg:x="3.1299in" svg:y="1.1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8" draw:style-name="gr12" draw:text-style-name="P17" svg:width="0.1969in" svg:height="0.2098in" svg:x="3.1181in" svg:y="1.4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8" draw:style-name="gr12" draw:text-style-name="P17" svg:width="0.1969in" svg:height="0.2098in" svg:x="3.3264in" svg:y="0.9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Shape8" draw:style-name="gr12" draw:text-style-name="P17" svg:width="0.1969in" svg:height="0.2098in" svg:x="3.6575in" svg:y="1.0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8" draw:style-name="gr12" draw:text-style-name="P17" svg:width="0.1969in" svg:height="0.2098in" svg:x="-0.1543in" svg:y="0.8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8" draw:style-name="gr12" draw:text-style-name="P17" svg:width="0.1969in" svg:height="0.2098in" svg:x="0.3008in" svg:y="0.8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8" draw:style-name="gr12" draw:text-style-name="P17" svg:width="0.1969in" svg:height="0.2098in" svg:x="0.2992in" svg:y="1.2083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72" draw:name="Shape8" draw:style-name="gr12" draw:text-style-name="P17" svg:width="0.1969in" svg:height="0.2098in" svg:x="3.7063in" svg:y="1.379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11"/>
      <text:p text:style-name="P11"/>
      <text:p text:style-name="P11"><draw:line text:anchor-type="paragraph" draw:z-index="0" draw:name="Shape13" draw:style-name="gr1" draw:text-style-name="P17" svg:x1="2.5799in" svg:y1="0.1445in" svg:x2="2.6291in" svg:y2="1.0146in"><text:p/></draw:line></text:p>
      <text:p text:style-name="P11"/>
      <text:p text:style-name="P11"/>
      <text:p text:style-name="P11"/>
      <text:p text:style-name="P14">Rules for Bi nheaps</text:p>
      <text:p text:style-name="P11">- There can only e onoe tree of a size in a forest</text:p>
      <text:p text:style-name="P11">- all items below a given node must e less important</text:p>
      <text:p text:style-name="P11">- Enqueue a new value as a tree of size 1</text:p>
      <text:p text:style-name="P11"><text:s text:c="2"/>* If this causes a conflict, we must merge trees</text:p>
      <text:p text:style-name="P11">- Dequeue remove the most important root node in the forest</text:p>
      <text:p text:style-name="P11"><text:s text:c="2"/>* If this causes conflluct, we must merge tre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54:07.318738371</meta:creation-date>
    <dc:date>2018-03-08T10:18:45.886952734</dc:date>
    <meta:editing-duration>PT1H14M18S</meta:editing-duration>
    <meta:editing-cycles>23</meta:editing-cycles>
    <meta:generator>LibreOffice/6.0.2.1.0$Linux_X86_64 LibreOffice_project/00m0$Build-1</meta:generator>
    <meta:document-statistic meta:table-count="1" meta:image-count="0" meta:object-count="0" meta:page-count="3" meta:paragraph-count="48" meta:word-count="369" meta:character-count="1897" meta:non-whitespace-character-count="1546"/>
  </office:meta>
</office:document-meta>
</file>